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Source Code Pro" svg:font-family="'Source Code Pr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TheSansOffice1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style:font-name="TheSansOffice1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GRUB 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 Daemon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allelisierte Abarbeitung</text:p>
              </text:list-item>
              <text:list-item>
                <text:p>Löst Abhängigkeiten selber auf</text:p>
              </text:list-item>
              <text:list-item>
                <text:p>Beendet Daemons richt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terschiede zwischen<text:line-break/>GRUB Legacy und GRUB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ktur der Konfigurationdateien</text:p>
              </text:list-item>
              <text:list-item>
                <text:p>Mehr Filesysteme werden unterstützt (z.B. btrfs)</text:p>
              </text:list-item>
              <text:list-item>
                <text:p>LVM oder RAID können direkt gelesen werden</text:p>
              </text:list-item>
              <text:list-item>
                <text:p>Zusatzmodule können geladen werden</text:p>
              </text:list-item>
              <text:list-item>
                <text:p>automatische Konfiguration von anderen Kerneln und Betriebsysteme</text:p>
              </text:list-item>
              <text:list-item>
                <text:p>minimale Konsole integri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Konfiguration wird mit grub2-mkconfig generiert</text:span></text:p>
              </text:list-item>
              <text:list-item>
                <text:p text:style-name="P2"><text:span text:style-name="T1">Konfiguration via /etc/default/grub</text:span></text:p>
              </text:list-item>
              <text:list-item>
                <text:p text:style-name="P2"><text:span text:style-name="T1">Skripte in /etc/grub.d generieren die Konfiguration</text:span></text:p>
              </text:list-item>
              <text:list-item>
                <text:p text:style-name="P2"><text:span text:style-name="T1">/boot/grub2/grub.cfg wird beim Booten geladen</text:span></text:p>
                <text:list>
                  <text:list-item>
                    <text:p text:style-name="P2"><text:span text:style-name="T1">ersetzt menu.lst in GRUB Leg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1/2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Variablen zur Kontrolle des GRUB 2 Menüs</text:span></text:p>
              </text:list-item>
              <text:list-item>
                <text:p><text:span text:style-name="T1">GRUB_DEFAULT</text:span></text:p>
                <text:list>
                  <text:list-item>
                    <text:p><text:span text:style-name="T1">welches Menü Item wird standardmässig gestartet</text:span></text:p>
                  </text:list-item>
                </text:list>
              </text:list-item>
              <text:list-item>
                <text:p><text:span text:style-name="T1">GRUB_TIMEOUT</text:span></text:p>
                <text:list>
                  <text:list-item>
                    <text:p><text:span text:style-name="T1">Menü wird x Sekunden gezeigt, bevor GRUB_DEFAULT</text:span><text:span text:style-name="T1"> gestartet wird</text:span></text:p>
                  </text:list-item>
                </text:list>
              </text:list-item>
              <text:list-item>
                <text:p><text:span text:style-name="T1">GRUB_HIDDEN_TIMEOUT</text:span></text:p>
                <text:list>
                  <text:list-item>
                    <text:p><text:span text:style-name="T1">es wird x Sekunden ohne Menü gewartet, bevor GRUB_DEFAULT</text:span><text:span text:style-name="T1"> gestartet wird</text:span></text:p>
                  </text:list-item>
                </text:list>
              </text:list-item>
              <text:list-item>
                <text:p><text:span text:style-name="T1">GRUB_HIDDEN_TIMEOUT_QUIET</text:span></text:p>
                <text:list>
                  <text:list-item>
                    <text:p><text:span text:style-name="T1">wie oben, aber ein Countdown wird angezeig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2/2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Variablen zur Kontrolle der Kernel Parameter</text:span></text:p>
              </text:list-item>
              <text:list-item>
                <text:p><text:span text:style-name="T1">GRUB_CMDLINE_LINUX</text:span></text:p>
                <text:list>
                  <text:list-item>
                    <text:p><text:span text:style-name="T1">globale Kernel Parameter</text:span></text:p>
                  </text:list-item>
                </text:list>
              </text:list-item>
              <text:list-item>
                <text:p><text:span text:style-name="T1">GRUB_CMDLINE_LINUX_DEFAULT</text:span></text:p>
                <text:list>
                  <text:list-item>
                    <text:p><text:span text:style-name="T1">extra Kernel Parameter für normalen Boot</text:span></text:p>
                  </text:list-item>
                </text:list>
              </text:list-item>
              <text:list-item>
                <text:p><text:span text:style-name="T1">GRUB_CMDLINE_LINUX_RECOVERY</text:span></text:p>
                <text:list>
                  <text:list-item>
                    <text:p><text:span text:style-name="T1">extra Kernel Parameter für Recovery Boo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1/2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Variablen zur Kontrolle der Kernel Parameter</text:span></text:p>
              </text:list-item>
              <text:list-item>
                <text:p><text:span text:style-name="T1">GRUB_CMDLINE_LINUX</text:span></text:p>
                <text:list>
                  <text:list-item>
                    <text:p><text:span text:style-name="T1">globale Kernel Parameter</text:span></text:p>
                  </text:list-item>
                </text:list>
              </text:list-item>
              <text:list-item>
                <text:p><text:span text:style-name="T1">GRUB_CMDLINE_LINUX_DEFAULT</text:span></text:p>
                <text:list>
                  <text:list-item>
                    <text:p><text:span text:style-name="T1">extra Kernel Parameter für normalen Boot</text:span></text:p>
                  </text:list-item>
                </text:list>
              </text:list-item>
              <text:list-item>
                <text:p><text:span text:style-name="T1">GRUB_CMDLINE_LINUX_RECOVERY</text:span></text:p>
                <text:list>
                  <text:list-item>
                    <text:p><text:span text:style-name="T1">extra Kernel Parameter für Recovery Boo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SE 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Spezielle SUSE Variablen in /etc/default/grub</text:span></text:p>
              </text:list-item>
              <text:list-item>
                <text:p><text:span text:style-name="T1">SUSE_BTRFS_SNAPSHOT_BOOTING</text:span></text:p>
                <text:list>
                  <text:list-item>
                    <text:p><text:span text:style-name="T1">Boot von Snapper Snapshots aktivier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Source Code Pro" svg:font-family="'Source Code Pr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5:55:54.162074818</dc:date>
    <dc:creator>Lukas Grossar</dc:creator>
    <meta:editing-duration>PT9H36M27S</meta:editing-duration>
    <meta:editing-cycles>105</meta:editing-cycles>
    <meta:generator>LibreOffice/5.1.5.2$Linux_X86_64 LibreOffice_project/10m0$Build-2</meta:generator>
    <meta:document-statistic meta:object-count="57"/>
    <meta:user-defined meta:name="Modul_Area">SSA</meta:user-defined>
    <meta:user-defined meta:name="Modul_ID">1001</meta:user-defined>
    <meta:user-defined meta:name="Modul_Name">systemd</meta:user-defined>
  </office:meta>
</office:document-meta>
</file>